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/>
    <style:font-face style:name="Helvetica" svg:font-family="Helvetica" style:font-family-generic="swiss" style:font-pitch="variable" svg:panose-1="2 11 6 4 2 2 2 2 2 4"/>
    <style:font-face style:name="icons" svg:font-family="icons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line-break="normal" fo:margin-top="0.2083in" fo:margin-bottom="0.2083in" fo:line-height="100%" fo:background-color="#FFFFFF"/>
      <style:text-properties style:font-name="Roboto" style:font-name-asian="Times New Roman" style:font-name-complex="Times New Roman" fo:color="#414042" style:letter-kerning="true" fo:font-size="24pt" style:font-size-asian="24pt" style:font-size-complex="24pt" style:language-asian="fr" style:country-asian="FR"/>
    </style:style>
    <style:style style:name="P2" style:parent-style-name="Normal" style:family="paragraph">
      <style:paragraph-properties fo:margin-bottom="0.2083in" fo:line-height="100%" fo:background-color="#FFFFFF"/>
    </style:style>
    <style:style style:name="T3" style:parent-style-name="Policepardéfaut" style:family="text">
      <style:text-properties style:font-name="Roboto" style:font-name-asian="Times New Roman" style:font-name-complex="Times New Roman" fo:color="#000000" fo:font-size="12pt" style:font-size-asian="12pt" style:font-size-complex="12pt" style:language-asian="fr" style:country-asian="FR"/>
    </style:style>
    <style:style style:name="T4" style:parent-style-name="Policepardéfaut" style:family="text">
      <style:text-properties style:font-name="Roboto" style:font-name-asian="Times New Roman" style:font-name-complex="Times New Roman" fo:color="#289DBD" fo:font-size="12pt" style:font-size-asian="12pt" style:font-size-complex="12pt" style:language-asian="fr" style:country-asian="FR"/>
    </style:style>
    <style:style style:name="P5" style:parent-style-name="Normal" style:family="paragraph">
      <style:paragraph-properties fo:margin-bottom="0.2083in" fo:line-height="100%" fo:background-color="#FFFFFF"/>
      <style:text-properties style:font-name="Roboto" style:font-name-asian="Times New Roman" style:font-name-complex="Times New Roman" fo:color="#939598" fo:font-size="12pt" style:font-size-asian="12pt" style:font-size-complex="12pt" style:language-asian="fr" style:country-asian="FR"/>
    </style:style>
    <style:style style:name="P6" style:parent-style-name="Normal" style:family="paragraph">
      <style:paragraph-properties fo:margin-bottom="0.0937in" fo:line-height="100%" fo:background-color="#FFFFFF"/>
      <style:text-properties style:font-name="Helvetica" style:font-name-asian="Times New Roman" style:font-name-complex="Times New Roman" fo:color="#414042" fo:font-size="10pt" style:font-size-asian="10pt" style:font-size-complex="10pt" style:language-asian="fr" style:country-asian="FR"/>
    </style:style>
    <style:style style:name="P7" style:parent-style-name="Normal" style:family="paragraph">
      <style:paragraph-properties fo:text-align="center" fo:margin-bottom="0in" fo:line-height="100%" fo:margin-left="0.052in" fo:background-color="#F2F2F2">
        <style:tab-stops/>
      </style:paragraph-properties>
    </style:style>
    <style:style style:name="T8" style:parent-style-name="Policepardéfaut" style:family="text">
      <style:text-properties style:font-name="icons" style:font-name-asian="Times New Roman" style:font-name-complex="Times New Roman" fo:font-weight="bold" style:font-weight-asian="bold" style:font-weight-complex="bold" fo:color="#D1D3D4" fo:font-size="10pt" style:font-size-asian="10pt" style:font-size-complex="10pt" style:language-asian="fr" style:country-asian="FR"/>
    </style:style>
    <style:style style:name="P9" style:parent-style-name="Normal" style:family="paragraph">
      <style:paragraph-properties fo:margin-bottom="0.1562in" fo:line-height="100%" fo:margin-left="0.3437in" fo:background-color="#F2F2F2">
        <style:tab-stops/>
      </style:paragraph-properties>
      <style:text-properties style:font-name="Roboto" style:font-name-asian="Times New Roman" style:font-name-complex="Times New Roman" fo:color="#414042" fo:font-size="10pt" style:font-size-asian="10pt" style:font-size-complex="10pt" style:language-asian="fr" style:country-asian="FR"/>
    </style:style>
    <style:style style:name="P10" style:parent-style-name="Normal" style:family="paragraph">
      <style:paragraph-properties fo:text-align="center" fo:margin-bottom="0in" fo:line-height="100%" fo:margin-left="0.052in" fo:background-color="#F2F2F2">
        <style:tab-stops/>
      </style:paragraph-properties>
    </style:style>
    <style:style style:name="T11" style:parent-style-name="Policepardéfaut" style:family="text">
      <style:text-properties style:font-name="icons" style:font-name-asian="Times New Roman" style:font-name-complex="Times New Roman" fo:font-weight="bold" style:font-weight-asian="bold" style:font-weight-complex="bold" fo:color="#D1D3D4" fo:font-size="10pt" style:font-size-asian="10pt" style:font-size-complex="10pt" style:language-asian="fr" style:country-asian="FR"/>
    </style:style>
    <style:style style:name="P12" style:parent-style-name="Normal" style:family="paragraph">
      <style:paragraph-properties fo:margin-bottom="0.1562in" fo:line-height="100%" fo:margin-left="0.3437in" fo:background-color="#F2F2F2">
        <style:tab-stops/>
      </style:paragraph-properties>
      <style:text-properties style:font-name="Roboto" style:font-name-asian="Times New Roman" style:font-name-complex="Times New Roman" fo:color="#414042" fo:font-size="10pt" style:font-size-asian="10pt" style:font-size-complex="10pt" style:language-asian="fr" style:country-asian="FR"/>
    </style:style>
    <style:style style:name="P13" style:parent-style-name="Normal" style:family="paragraph">
      <style:paragraph-properties fo:text-align="center" fo:margin-bottom="0in" fo:line-height="100%" fo:margin-left="0.052in" fo:background-color="#F2F2F2">
        <style:tab-stops/>
      </style:paragraph-properties>
    </style:style>
    <style:style style:name="T14" style:parent-style-name="Policepardéfaut" style:family="text">
      <style:text-properties style:font-name="icons" style:font-name-asian="Times New Roman" style:font-name-complex="Times New Roman" fo:font-weight="bold" style:font-weight-asian="bold" style:font-weight-complex="bold" fo:color="#D1D3D4" fo:font-size="10pt" style:font-size-asian="10pt" style:font-size-complex="10pt" style:language-asian="fr" style:country-asian="FR"/>
    </style:style>
    <style:style style:name="P15" style:parent-style-name="Normal" style:family="paragraph">
      <style:paragraph-properties fo:margin-top="0.0694in" fo:margin-bottom="0.0694in" fo:line-height="100%" fo:margin-left="0.8437in" fo:background-color="#F2F2F2">
        <style:tab-stops>
          <style:tab-stop style:type="left" style:position="-0.3437in"/>
        </style:tab-stops>
      </style:paragraph-properties>
      <style:text-properties style:font-name="Roboto" style:font-name-asian="Times New Roman" style:font-name-complex="Times New Roman" fo:color="#414042" fo:font-size="10pt" style:font-size-asian="10pt" style:font-size-complex="10pt" style:language-asian="fr" style:country-asian="FR"/>
    </style:style>
    <style:style style:name="P16" style:parent-style-name="Normal" style:family="paragraph">
      <style:paragraph-properties fo:margin-top="0.0694in" fo:margin-bottom="0.0694in" fo:line-height="100%" fo:margin-left="0.8437in" fo:background-color="#F2F2F2">
        <style:tab-stops>
          <style:tab-stop style:type="left" style:position="-0.3437in"/>
        </style:tab-stops>
      </style:paragraph-properties>
      <style:text-properties style:font-name="Roboto" style:font-name-asian="Times New Roman" style:font-name-complex="Times New Roman" fo:color="#414042" fo:font-size="10pt" style:font-size-asian="10pt" style:font-size-complex="10pt" style:language-asian="fr" style:country-asian="FR"/>
    </style:style>
    <style:style style:name="P17" style:parent-style-name="Normal" style:family="paragraph">
      <style:paragraph-properties fo:margin-top="0.0694in" fo:margin-bottom="0.0694in" fo:line-height="100%" fo:margin-left="0.8437in" fo:background-color="#F2F2F2">
        <style:tab-stops>
          <style:tab-stop style:type="left" style:position="-0.3437in"/>
        </style:tab-stops>
      </style:paragraph-properties>
      <style:text-properties style:font-name="Roboto" style:font-name-asian="Times New Roman" style:font-name-complex="Times New Roman" fo:color="#414042" fo:font-size="10pt" style:font-size-asian="10pt" style:font-size-complex="10pt" style:language-asian="fr" style:country-asian="FR"/>
    </style:style>
    <style:style style:name="P18" style:parent-style-name="Normal" style:family="paragraph">
      <style:paragraph-properties fo:border-top="0.0104in solid #E5E5E5" fo:border-left="none" fo:border-bottom="none" fo:border-right="none" fo:padding-top="0.2083in" fo:padding-left="0in" fo:padding-bottom="0in" fo:padding-right="0in" style:shadow="none" fo:margin-top="0.2604in" fo:margin-bottom="0.2083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23C47" fo:font-size="18pt" style:font-size-asian="18pt" style:font-size-complex="18pt" style:language-asian="fr" style:country-asian="FR"/>
    </style:style>
    <style:style style:name="P19" style:parent-style-name="Normal" style:family="paragraph">
      <style:paragraph-properties fo:margin-bottom="0in" fo:line-height="100%" fo:background-color="#FFFFFF"/>
      <style:text-properties style:font-name="Roboto" style:font-name-asian="Times New Roman" style:font-name-complex="Times New Roman" fo:font-weight="bold" style:font-weight-asian="bold" style:font-weight-complex="bold" fo:color="#414042" fo:font-size="13.5pt" style:font-size-asian="13.5pt" style:font-size-complex="13.5pt" style:language-asian="fr" style:country-asian="FR"/>
    </style:style>
    <style:style style:name="P20" style:parent-style-name="Normal" style:family="paragraph">
      <style:paragraph-properties fo:margin-bottom="0in" fo:line-height="100%" fo:margin-right="0.4687in" fo:background-color="#FFFFFF"/>
    </style:style>
    <style:style style:name="T21" style:parent-style-name="Policepardéfaut" style:family="text">
      <style:text-properties style:font-name="Helvetica" style:font-name-asian="Times New Roman" style:font-name-complex="Times New Roman" fo:color="#414042" fo:font-size="10pt" style:font-size-asian="10pt" style:font-size-complex="10pt" fo:background-color="#FFFFFF" style:language-asian="fr" style:country-asian="FR"/>
    </style:style>
    <style:style style:name="T22" style:parent-style-name="Policepardéfaut" style:family="text">
      <style:text-properties style:font-name="Helvetica" style:font-name-asian="Times New Roman" style:font-name-complex="Times New Roman" fo:color="#414042" fo:font-size="10pt" style:font-size-asian="10pt" style:font-size-complex="10pt" fo:background-color="#F2F2F2" style:language-asian="fr" style:country-asian="FR"/>
    </style:style>
    <style:style style:name="P23" style:parent-style-name="Normal" style:family="paragraph">
      <style:paragraph-properties fo:margin-bottom="0in" fo:line-height="100%" fo:background-color="#FFFFFF"/>
      <style:text-properties style:font-name="Roboto" style:font-name-asian="Times New Roman" style:font-name-complex="Times New Roman" fo:font-weight="bold" style:font-weight-asian="bold" style:font-weight-complex="bold" fo:color="#414042" fo:font-size="13.5pt" style:font-size-asian="13.5pt" style:font-size-complex="13.5pt" style:language-asian="fr" style:country-asian="FR"/>
    </style:style>
    <style:style style:name="P24" style:parent-style-name="Normal" style:family="paragraph">
      <style:paragraph-properties fo:margin-bottom="0in" fo:line-height="100%" fo:margin-right="0.4687in" fo:background-color="#FFFFFF"/>
    </style:style>
    <style:style style:name="T25" style:parent-style-name="Policepardéfaut" style:family="text">
      <style:text-properties style:font-name="Helvetica" style:font-name-asian="Times New Roman" style:font-name-complex="Times New Roman" fo:color="#414042" fo:font-size="10pt" style:font-size-asian="10pt" style:font-size-complex="10pt" fo:background-color="#FFFFFF" style:language-asian="fr" style:country-asian="FR"/>
    </style:style>
    <style:style style:name="T26" style:parent-style-name="Policepardéfaut" style:family="text">
      <style:text-properties style:font-name="Helvetica" style:font-name-asian="Times New Roman" style:font-name-complex="Times New Roman" fo:color="#414042" fo:font-size="10pt" style:font-size-asian="10pt" style:font-size-complex="10pt" fo:background-color="#F2F2F2" style:language-asian="fr" style:country-asian="FR"/>
    </style:style>
    <style:style style:name="P27" style:parent-style-name="Normal" style:family="paragraph">
      <style:paragraph-properties fo:margin-bottom="0in" fo:line-height="100%" fo:background-color="#FFFFFF"/>
      <style:text-properties style:font-name="Roboto" style:font-name-asian="Times New Roman" style:font-name-complex="Times New Roman" fo:font-weight="bold" style:font-weight-asian="bold" style:font-weight-complex="bold" fo:color="#414042" fo:font-size="13.5pt" style:font-size-asian="13.5pt" style:font-size-complex="13.5pt" style:language-asian="fr" style:country-asian="FR"/>
    </style:style>
    <style:style style:name="P28" style:parent-style-name="Normal" style:family="paragraph">
      <style:paragraph-properties fo:margin-top="0.0694in" fo:margin-bottom="0.052in" fo:line-height="100%" fo:margin-right="0.4687in" fo:background-color="#FFFFFF"/>
    </style:style>
    <style:style style:name="T29" style:parent-style-name="Policepardéfaut" style:family="text">
      <style:text-properties style:font-name="Helvetica" style:font-name-asian="Times New Roman" style:font-name-complex="Times New Roman" fo:color="#FFFFFF" fo:font-size="10pt" style:font-size-asian="10pt" style:font-size-complex="10pt" fo:background-color="#046B99" style:language-asian="fr" style:country-asian="FR"/>
    </style:style>
    <style:style style:name="P30" style:parent-style-name="Normal" style:family="paragraph">
      <style:paragraph-properties fo:margin-top="0.0694in" fo:margin-bottom="0.052in" fo:line-height="100%" fo:margin-right="0.4687in" fo:background-color="#FFFFFF"/>
    </style:style>
    <style:style style:name="T31" style:parent-style-name="Policepardéfaut" style:family="text">
      <style:text-properties style:font-name="Helvetica" style:font-name-asian="Times New Roman" style:font-name-complex="Times New Roman" fo:color="#FFFFFF" fo:font-size="10pt" style:font-size-asian="10pt" style:font-size-complex="10pt" fo:background-color="#046B99" style:language-asian="fr" style:country-asian="FR"/>
    </style:style>
    <style:style style:name="P32" style:parent-style-name="Normal" style:family="paragraph">
      <style:paragraph-properties fo:margin-top="0.0694in" fo:margin-bottom="0.052in" fo:line-height="100%" fo:margin-right="0.4687in" fo:background-color="#FFFFFF"/>
    </style:style>
    <style:style style:name="T33" style:parent-style-name="Policepardéfaut" style:family="text">
      <style:text-properties style:font-name="Helvetica" style:font-name-asian="Times New Roman" style:font-name-complex="Times New Roman" fo:color="#FFFFFF" fo:font-size="10pt" style:font-size-asian="10pt" style:font-size-complex="10pt" fo:background-color="#046B99" style:language-asian="fr" style:country-asian="FR"/>
    </style:style>
    <style:style style:name="P34" style:parent-style-name="Normal" style:family="paragraph">
      <style:paragraph-properties fo:margin-top="0.0694in" fo:margin-bottom="0.052in" fo:line-height="100%" fo:margin-right="0.4687in" fo:background-color="#FFFFFF"/>
    </style:style>
    <style:style style:name="T35" style:parent-style-name="Policepardéfaut" style:family="text">
      <style:text-properties style:font-name="Helvetica" style:font-name-asian="Times New Roman" style:font-name-complex="Times New Roman" fo:color="#FFFFFF" fo:font-size="10pt" style:font-size-asian="10pt" style:font-size-complex="10pt" fo:background-color="#046B99" style:language-asian="fr" style:country-asian="FR"/>
    </style:style>
    <style:style style:name="P36" style:parent-style-name="Normal" style:family="paragraph">
      <style:paragraph-properties fo:margin-top="0.0694in" fo:margin-bottom="0.052in" fo:line-height="100%" fo:margin-right="0.4687in" fo:background-color="#FFFFFF"/>
    </style:style>
    <style:style style:name="T37" style:parent-style-name="Policepardéfaut" style:family="text">
      <style:text-properties style:font-name="Helvetica" style:font-name-asian="Times New Roman" style:font-name-complex="Times New Roman" fo:color="#FFFFFF" fo:font-size="10pt" style:font-size-asian="10pt" style:font-size-complex="10pt" fo:background-color="#046B99" style:language-asian="fr" style:country-asian="FR"/>
    </style:style>
    <style:style style:name="P38" style:parent-style-name="Normal" style:family="paragraph">
      <style:paragraph-properties fo:margin-bottom="0in" fo:line-height="100%" fo:background-color="#FFFFFF"/>
      <style:text-properties style:font-name="Roboto" style:font-name-asian="Times New Roman" style:font-name-complex="Times New Roman" fo:font-weight="bold" style:font-weight-asian="bold" style:font-weight-complex="bold" fo:color="#414042" fo:font-size="13.5pt" style:font-size-asian="13.5pt" style:font-size-complex="13.5pt" style:language-asian="fr" style:country-asian="FR"/>
    </style:style>
    <style:style style:name="P39" style:parent-style-name="Normal" style:family="paragraph">
      <style:paragraph-properties fo:margin-bottom="0in" fo:line-height="100%" fo:margin-right="0.4687in" fo:background-color="#FFFFFF"/>
    </style:style>
    <style:style style:name="T40" style:parent-style-name="Policepardéfaut" style:family="text">
      <style:text-properties style:font-name="Helvetica" style:font-name-asian="Times New Roman" style:font-name-complex="Times New Roman" fo:color="#FFFFFF" fo:font-size="10pt" style:font-size-asian="10pt" style:font-size-complex="10pt" fo:background-color="#746ACB" style:language-asian="fr" style:country-asian="FR"/>
    </style:style>
    <style:style style:name="T41" style:parent-style-name="Policepardéfaut" style:family="text">
      <style:text-properties style:font-name="Helvetica" style:font-name-asian="Times New Roman" style:font-name-complex="Times New Roman" fo:color="#FFFFFF" fo:font-size="10pt" style:font-size-asian="10pt" style:font-size-complex="10pt" fo:background-color="#6257C4" style:language-asian="fr" style:country-asian="FR"/>
    </style:style>
    <style:style style:name="P42" style:parent-style-name="Normal" style:family="paragraph">
      <style:paragraph-properties fo:border-top="0.0104in solid #E5E5E5" fo:border-left="none" fo:border-bottom="none" fo:border-right="none" fo:padding-top="0.2083in" fo:padding-left="0in" fo:padding-bottom="0in" fo:padding-right="0in" style:shadow="none" fo:margin-top="0.2604in" fo:margin-bottom="0.2083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23C47" fo:font-size="18pt" style:font-size-asian="18pt" style:font-size-complex="18pt" style:language-asian="fr" style:country-asian="FR"/>
    </style:style>
    <style:style style:name="P43" style:parent-style-name="Normal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Times New Roman" fo:color="#414042" fo:font-size="10pt" style:font-size-asian="10pt" style:font-size-complex="10pt" style:language-asian="fr" style:country-asian="FR"/>
    </style:style>
    <style:style style:name="P44" style:parent-style-name="Normal" style:family="paragraph">
      <style:paragraph-properties fo:margin-top="0.0694in" fo:margin-bottom="0.0694in" fo:line-height="100%" fo:background-color="#FFFFFF"/>
      <style:text-properties style:font-name="Helvetica" style:font-name-asian="Times New Roman" style:font-name-complex="Times New Roman" fo:color="#414042" fo:font-size="10pt" style:font-size-asian="10pt" style:font-size-complex="10pt" style:language-asian="fr" style:country-asian="FR"/>
    </style:style>
    <style:style style:name="P45" style:parent-style-name="Normal" style:family="paragraph">
      <style:paragraph-properties fo:border-top="0.0104in solid #E5E5E5" fo:border-left="none" fo:border-bottom="none" fo:border-right="none" fo:padding-top="0.2083in" fo:padding-left="0in" fo:padding-bottom="0in" fo:padding-right="0in" style:shadow="none" fo:margin-top="0.2604in" fo:margin-bottom="0.2083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323C47" fo:font-size="18pt" style:font-size-asian="18pt" style:font-size-complex="18pt" style:language-asian="fr" style:country-asian="FR"/>
    </style:style>
    <style:style style:name="P46" style:parent-style-name="Normal" style:family="paragraph">
      <style:paragraph-properties style:vertical-align="bottom" fo:margin-top="0.1041in" fo:margin-bottom="0.1041in" fo:line-height="100%" fo:background-color="#FFFFFF"/>
      <style:text-properties style:font-name="Roboto" style:font-name-asian="Times New Roman" style:font-name-complex="Times New Roman" fo:color="#414042" fo:font-size="13.5pt" style:font-size-asian="13.5pt" style:font-size-complex="13.5pt" style:language-asian="fr" style:country-asian="FR"/>
    </style:style>
    <style:style style:name="P47" style:parent-style-name="Normal" style:family="paragraph">
      <style:paragraph-properties style:vertical-align="bottom" fo:margin-bottom="0.0937in" fo:line-height="100%" fo:background-color="#FFFFFF"/>
      <style:text-properties style:font-name="Helvetica" style:font-name-asian="Times New Roman" style:font-name-complex="Times New Roman" fo:color="#414042" fo:font-size="10pt" style:font-size-asian="10pt" style:font-size-complex="10pt" style:language-asian="fr" style:country-asian="FR"/>
    </style:style>
  </office:automatic-styles>
  <office:body>
    <office:text text:use-soft-page-breaks="true">
      <text:h text:style-name="P1" text:outline-level="1">Boulanger / Boulangère</text:h>
      <text:p text:style-name="P2"><text:span text:style-name="T3">59 - DUNKERQUE - </text:span><text:a office:title="Localiser 59 - DUNKERQUE avec Mappy (ouverture dans une nouvelle fenêtre)" xlink:href="https://fr.mappy.com/plan#/59140%20dunkerque#xtor=CS1-84-[pole-emploi]-[lieu-travail]" office:target-frame-name="_blank" xlink:show="new"><text:span text:style-name="T4">Localiser avec Mappy</text:span></text:a></text:p>
      <text:p text:style-name="P5">Actualisé le 18 janvier 2023 - offre n° 146TZDZ</text:p>
      <text:p text:style-name="P6">Vous êtes boulanger H/F autonome sur tous les postes -choix des farines -pesées et élaboration des pétrissées -pousse -cuisson dans le respect du process de fabrication Vous travaillez au sein d'une équipe de 4 personnes, de nuit majoritairement (heures de nuit majorées) PAS DE TRAVAIL LE DIMANCHE Vous pourriez être amené à faire des livraisons, votre permis B serait un réel plus. Vous avez des primes sur objectif et sur rentabilité.</text:p>
      <text:p text:style-name="P7"><text:span text:style-name="T8">Type de contrat</text:span></text:p>
      <text:p text:style-name="P9">Contrat à durée indéterminée<text:line-break/>Contrat travail</text:p>
      <text:p text:style-name="P10"><text:span text:style-name="T11">Durée du travail</text:span></text:p>
      <text:p text:style-name="P12">35H Travail de nuit</text:p>
      <text:p text:style-name="P13"><text:span text:style-name="T14">Salaire</text:span></text:p>
      <text:list text:style-name="LFO1" text:continue-numbering="true">
        <text:list-item>
          <text:p text:style-name="P15">Salaire brut : Mensuel de 1710,00 Euros sur 12 mois</text:p>
        </text:list-item>
        <text:list-item>
          <text:p text:style-name="P16">Primes</text:p>
        </text:list-item>
        <text:list-item>
          <text:p text:style-name="P17">majoration NUIT</text:p>
        </text:list-item>
      </text:list>
      <text:h text:style-name="P18" text:outline-level="2">Profil souhaité</text:h>
      <text:h text:style-name="P19" text:outline-level="3">Expérience</text:h>
      <text:list text:style-name="LFO2" text:continue-numbering="true">
        <text:list-item>
          <text:p text:style-name="P20"><text:span text:style-name="T21">6 mois</text:span><text:span text:style-name="T22">Cette expérience est indispensable</text:span></text:p>
        </text:list-item>
      </text:list>
      <text:h text:style-name="P23" text:outline-level="3">Formation</text:h>
      <text:list text:style-name="LFO3" text:continue-numbering="true">
        <text:list-item>
          <text:p text:style-name="P24"><text:span text:style-name="T25">CAP, BEP et équivalents boulangerie</text:span><text:span text:style-name="T26">Cette formation est indispensable</text:span></text:p>
        </text:list-item>
      </text:list>
      <text:h text:style-name="P27" text:outline-level="3">Compétences</text:h>
      <text:list text:style-name="LFO4" text:continue-numbering="true">
        <text:list-item>
          <text:p text:style-name="P28"><text:span text:style-name="T29">Boulage des pâtons</text:span></text:p>
        </text:list-item>
        <text:list-item>
          <text:p text:style-name="P30"><text:span text:style-name="T31">Bouler et effectuer la tourne ou le façonnage des pâtons</text:span></text:p>
        </text:list-item>
        <text:list-item>
          <text:p text:style-name="P32"><text:span text:style-name="T33">Conduire une fermentation</text:span></text:p>
        </text:list-item>
        <text:list-item>
          <text:p text:style-name="P34"><text:span text:style-name="T35">Diviser la masse de pâte en pâtons</text:span></text:p>
        </text:list-item>
        <text:list-item>
          <text:p text:style-name="P36"><text:span text:style-name="T37">Sélectionner et doser les ingrédients (farine, levure, additifs, ...) pour la réalisation des pâtes à pain ou à viennoiserie, les mélanger et effectuer le pétrissage, l'abaisse</text:span></text:p>
        </text:list-item>
      </text:list>
      <text:h text:style-name="P38" text:outline-level="3">Permis</text:h>
      <text:list text:style-name="LFO5" text:continue-numbering="true">
        <text:list-item>
          <text:p text:style-name="P39"><text:span text:style-name="T40">B - Véhicule léger</text:span><text:span text:style-name="T41">Ce permis est indispensable</text:span></text:p>
        </text:list-item>
      </text:list>
      <text:soft-page-break/>
      <text:h text:style-name="P42" text:outline-level="2">Informations complémentaires</text:h>
      <text:list text:style-name="LFO6" text:continue-numbering="true">
        <text:list-item>
          <text:p text:style-name="P43">Qualification : Ouvrier qualifié (P1,P2)</text:p>
        </text:list-item>
        <text:list-item>
          <text:p text:style-name="P44">Secteur d'activité : Restauration de type rapide</text:p>
        </text:list-item>
      </text:list>
      <text:h text:style-name="P45" text:outline-level="2">Entreprise</text:h>
      <text:h text:style-name="P46" text:outline-level="3">PAUL</text:h>
      <text:p text:style-name="P47">10 à 19 salarié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oboto" svg:font-family="Roboto" style:font-family-generic="system" style:font-pitch="variable"/>
    <style:font-face style:name="Helvetica" svg:font-family="Helvetica" style:font-family-generic="swiss" style:font-pitch="variable" svg:panose-1="2 11 6 4 2 2 2 2 2 4"/>
    <style:font-face style:name="icons" svg:font-family="icons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2" style:display-name="Titre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 fo:hyphenate="false"/>
    </style:style>
    <style:style style:name="Titre3" style:display-name="Titre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4" style:display-name="t4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t5" style:display-name="t5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sr-only" style:display-name="sr-only" style:family="text" style:parent-style-name="Policepardéfaut"/>
    <style:style style:name="skill-name" style:display-name="skill-name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ed M'TRENGOUENI</meta:initial-creator>
    <dc:creator>Mohamed M'TRENGOUENI</dc:creator>
    <meta:creation-date>2023-01-22T17:37:00Z</meta:creation-date>
    <dc:date>2023-01-22T17:38:00Z</dc:date>
    <meta:template xlink:href="Normal" xlink:type="simple"/>
    <meta:editing-cycles>1</meta:editing-cycles>
    <meta:editing-duration>PT60S</meta:editing-duration>
    <meta:document-statistic meta:page-count="2" meta:paragraph-count="3" meta:word-count="246" meta:character-count="1602" meta:row-count="11" meta:non-whitespace-character-count="1359"/>
  </office:meta>
</office:document-meta>
</file>